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b7c1" officeooo:paragraph-rsid="000db7c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01</text:p>
      <text:p text:style-name="Standard"/>
      <text:p text:style-name="Standard">Objective: Answer each question</text:p>
      <text:p text:style-name="Standard"/>
      <text:p text:style-name="P2">Questions</text:p>
      <text:p text:style-name="Standard"/>
      <text:p text:style-name="Standard">1. Explain the CIA Triad elements in detail.</text:p>
      <text:p text:style-name="Standard"/>
      <text:p text:style-name="Standard">2. What are the AAA services?</text:p>
      <text:p text:style-name="Standard"/>
      <text:p text:style-name="Standard">3. How does "identification" work?</text:p>
      <text:p text:style-name="Standard"/>
      <text:p text:style-name="Standard">4. How does "authorization" fit into a security plan?</text:p>
      <text:p text:style-name="Standard"/>
      <text:p text:style-name="Standard">5. What is the auditing process?</text:p>
      <text:p text:style-name="Standard"/>
      <text:p text:style-name="Standard">6. What is the importance of account?</text:p>
      <text:p text:style-name="Standard"/>
      <text:p text:style-name="Standard">7. Explain the concept of abstraction.</text:p>
      <text:p text:style-name="Standard"/>
      <text:p text:style-name="Standard">8. What is a security boundary?</text:p>
      <text:p text:style-name="Standard"/>
      <text:p text:style-name="Standard">9. Explain security governance.</text:p>
      <text:p text:style-name="Standard"/>
      <text:p text:style-name="Standard">10. What is 3rd party governance?</text:p>
      <text:p text:style-name="Standard"/>
      <text:p text:style-name="Standard">11. What is documentation review?</text:p>
      <text:p text:style-name="Standard"/>
      <text:p text:style-name="Standard">12. How would you align security function to business strategy, goals, mission, and objectives?</text:p>
      <text:p text:style-name="Standard"/>
      <text:p text:style-name="Standard">13. What is a business case?</text:p>
      <text:p text:style-name="Standard"/>
      <text:p text:style-name="Standard">14. Explain security management planning?</text:p>
      <text:p text:style-name="Standard"/>
      <text:p text:style-name="Standard">15. Name the elements of a formalized security policy. </text:p>
      <text:p text:style-name="Standard"/>
      <text:p text:style-name="Standard">16. What are the key security roles?</text:p>
      <text:p text:style-name="Standard"/>
      <text:p text:style-name="Standard">17. What is due diligence and due care?</text:p>
      <text:p text:style-name="Standard"/>
      <text:p text:style-name="Standard">18. What is threat modeling?</text:p>
      <text:p text:style-name="Standard"/>
      <text:p text:style-name="Standard">19. Explain what is SCRM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3:43.531797662</meta:creation-date>
    <dc:date>2026-01-14T17:06:35.772976343</dc:date>
    <meta:editing-duration>PT1M31S</meta:editing-duration>
    <meta:editing-cycles>2</meta:editing-cycles>
    <meta:generator>LibreOffice/24.2.7.2$Linux_X86_64 LibreOffice_project/420$Build-2</meta:generator>
    <meta:print-date>2026-01-14T17:06:23.064700512</meta:print-date>
    <meta:printed-by>PDF files</meta:printed-by>
    <meta:document-statistic meta:table-count="0" meta:image-count="0" meta:object-count="0" meta:page-count="1" meta:paragraph-count="22" meta:word-count="134" meta:character-count="794" meta:non-whitespace-character-count="680"/>
  </office:meta>
</office:document-meta>
</file>